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1" style:family="table-cell">
      <style:table-cell-properties fo:background-color="#dddddd" fo:padding="0.097cm" fo:border="0.3pt solid #000000">
        <style:background-image/>
      </style:table-cell-properties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2.B3" style:family="table-cell">
      <style:table-cell-properties fo:padding="0.097cm" fo:border-left="0.3pt solid #000000" fo:border-right="none" fo:border-top="none" fo:border-bottom="0.3pt solid #000000"/>
    </style:style>
    <style:style style:name="Tabella2.C3" style:family="table-cell">
      <style:table-cell-properties fo:padding="0.097cm" fo:border-left="0.3pt solid #000000" fo:border-right="none" fo:border-top="none" fo:border-bottom="0.3pt solid #000000"/>
    </style:style>
    <style:style style:name="Tabella2.D3" style:family="table-cell">
      <style:table-cell-properties fo:padding="0.097cm" fo:border-left="0.3pt solid #000000" fo:border-right="none" fo:border-top="none" fo:border-bottom="0.3pt solid #000000"/>
    </style:style>
    <style:style style:name="Tabella2.E3" style:family="table-cell">
      <style:table-cell-properties fo:padding="0.097cm" fo:border-left="0.3pt solid #000000" fo:border-right="none" fo:border-top="none" fo:border-bottom="0.3pt solid #000000"/>
    </style:style>
    <style:style style:name="Tabella2.F3" style:family="table-cell">
      <style:table-cell-properties fo:padding="0.097cm" fo:border-left="0.3pt solid #000000" fo:border-right="none" fo:border-top="none" fo:border-bottom="0.3pt solid #000000"/>
    </style:style>
    <style:style style:name="Tabella2.G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none" fo:border-top="none" fo:border-bottom="0.3pt solid #000000"/>
    </style:style>
    <style:style style:name="Tabella2.C5" style:family="table-cell">
      <style:table-cell-properties fo:padding="0.097cm" fo:border-left="0.3pt solid #000000" fo:border-right="none" fo:border-top="none" fo:border-bottom="0.3pt solid #000000"/>
    </style:style>
    <style:style style:name="Tabella2.D5" style:family="table-cell">
      <style:table-cell-properties fo:padding="0.097cm" fo:border-left="0.3pt solid #000000" fo:border-right="none" fo:border-top="none" fo:border-bottom="0.3pt solid #000000"/>
    </style:style>
    <style:style style:name="Tabella2.E5" style:family="table-cell">
      <style:table-cell-properties fo:padding="0.097cm" fo:border-left="0.3pt solid #000000" fo:border-right="none" fo:border-top="none" fo:border-bottom="0.3pt solid #000000"/>
    </style:style>
    <style:style style:name="Tabella2.F5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0.185cm"/>
    </style:style>
    <style:style style:name="Tabella3.C" style:family="table-column">
      <style:table-column-properties style:column-width="2.619cm"/>
    </style:style>
    <style:style style:name="Tabella3.D" style:family="table-column">
      <style:table-column-properties style:column-width="2.461cm"/>
    </style:style>
    <style:style style:name="Tabella3.E" style:family="table-column">
      <style:table-column-properties style:column-width="2.432cm"/>
    </style:style>
    <style:style style:name="Tabella3.G" style:family="table-column">
      <style:table-column-properties style:column-width="2.434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Heading">
      <style:text-properties style:font-name="Verdana" fo:font-size="11pt" style:font-size-asian="11pt" style:font-size-complex="11pt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lef" fo:font-weight="bold" officeooo:rsid="00a697ad" officeooo:paragraph-rsid="001a0203" style:font-name-asian="SimSun" style:font-size-asian="11pt" style:font-weight-asian="bold" style:font-name-complex="Tahoma" style:font-size-complex="11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697ad" officeooo:paragraph-rsid="001a0203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08a5c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text-input text:description="&lt;for each=&quot;o in objects&quot;&gt;">starts for loop item objects</text:text-input></text:p>
      <text:p text:style-name="P33"><text:placeholder text:placeholder-type="text">&lt;setLang(user.lang or 'it_IT')&gt;</text:placeholder></text:p>
      <text:p text:style-name="P33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9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30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3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3">[<text:placeholder text:placeholder-type="text">&lt;o.product.default_code&gt;</text:placeholder>]</text:p>
            <text:p text:style-name="P43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3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'Codigo' if company.production_mx else 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4" table:number-columns-spanned="7" office:value-type="string">
            <text:p text:style-name="P4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6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3" office:value-type="string">
            <text:p text:style-name="P55"><text:placeholder text:placeholder-type="text">&lt;material.product_id.name&gt;</text:placeholder></text:p>
          </table:table-cell>
          <table:table-cell table:style-name="Tabella2.C5" office:value-type="string">
            <text:p text:style-name="P45"><text:placeholder text:placeholder-type="text">&lt;formatLang(material.quantity / o.cycle)&gt;</text:placeholder></text:p>
          </table:table-cell>
          <table:table-cell table:style-name="Tabella2.D5" office:value-type="string">
            <text:p text:style-name="P7"/>
          </table:table-cell>
          <table:table-cell table:style-name="Tabella2.E5" office:value-type="string">
            <text:p text:style-name="P7"/>
          </table:table-cell>
          <table:table-cell table:style-name="Tabella2.F3" office:value-type="string">
            <text:p text:style-name="P7"/>
          </table:table-cell>
          <table:table-cell table:style-name="Tabella2.G3" office:value-type="string">
            <text:p text:style-name="P7"/>
          </table:table-cell>
        </table:table-row>
        <table:table-row>
          <table:table-cell table:style-name="Tabella2.A4" table:number-columns-spanned="7" office:value-type="string">
            <text:p text:style-name="P4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C5" office:value-type="string">
            <text:p text:style-name="P46"><text:placeholder text:placeholder-type="text">&lt;sum([material.quantity/o.cycle for material in o.bom_material_ids])&gt;</text:placeholder><text:soft-page-break/></text:p>
          </table:table-cell>
          <table:table-cell table:style-name="Tabella2.D5" office:value-type="string">
            <text:p text:style-name="P47"><text:placeholder text:placeholder-type="text">&lt;'' and (o.product_qty / o.cycle)&gt;</text:placeholder><text:soft-page-break/></text:p>
          </table:table-cell>
          <table:table-cell table:style-name="Tabella2.E5" office:value-type="string">
            <text:p text:style-name="P8"/>
          </table:table-cell>
          <table:table-cell table:style-name="Tabella2.F5" table:number-columns-spanned="2" office:value-type="string">
            <text:p text:style-name="P8"/>
          </table:table-cell>
          <table:covered-table-cell/>
        </table:table-row>
      </table:table>
      <text:p text:style-name="P4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 table:number-columns-repeated="2"/>
        <table:table-column table:style-name="Tabella3.G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6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6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6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3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58">CICLOS</text:p>
          </table:table-cell>
          <table:covered-table-cell/>
          <table:table-cell table:style-name="Tabella3.A2" office:value-type="string">
            <text:p text:style-name="P62">1</text:p>
          </table:table-cell>
          <table:table-cell table:style-name="Tabella3.A2" office:value-type="string">
            <text:p text:style-name="P62">2</text:p>
          </table:table-cell>
          <table:table-cell table:style-name="Tabella3.A2" office:value-type="string">
            <text:p text:style-name="P62"><text:span text:style-name="T11">3</text:span></text:p>
          </table:table-cell>
          <table:table-cell table:style-name="Tabella3.A2" office:value-type="string">
            <text:p text:style-name="P62"><text:span text:style-name="T11">4</text:span></text:p>
          </table:table-cell>
          <table:table-cell table:style-name="Tabella3.B2" office:value-type="string">
            <text:p text:style-name="P64"><text:span text:style-name="T11">5</text:span></text:p>
          </table:table-cell>
        </table:table-row>
        <table:table-row>
          <table:table-cell table:style-name="Tabella3.A2" table:number-columns-spanned="2" office:value-type="string">
            <text:p text:style-name="P61">INICIO/FIN CICLO</text:p>
          </table:table-cell>
          <table:covered-table-cell/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B2" office:value-type="string">
            <text:p text:style-name="P59"/>
          </table:table-cell>
        </table:table-row>
        <table:table-row>
          <table:table-cell table:style-name="Tabella3.A2" table:number-columns-spanned="2" office:value-type="string">
            <text:p text:style-name="P61">CANTIDAD CICLO</text:p>
          </table:table-cell>
          <table:covered-table-cell/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B2" office:value-type="string">
            <text:p text:style-name="P59"/>
          </table:table-cell>
        </table:table-row>
        <table:table-row>
          <table:table-cell table:style-name="Tabella3.A2" table:number-columns-spanned="2" office:value-type="string">
            <text:p text:style-name="P63">SACOS DE RECICLO X CICLO</text:p>
          </table:table-cell>
          <table:covered-table-cell/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B2" office:value-type="string">
            <text:p text:style-name="P59"/>
          </table:table-cell>
        </table:table-row>
        <table:table-row>
          <table:table-cell table:style-name="Tabella3.B2" table:number-columns-spanned="7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2">[<text:placeholder text:placeholder-type="text">&lt;o.product.default_code&gt;</text:placeholder>]</text:p>
            <text:p text:style-name="P42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2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9"><text:text-input text:description="&lt;for each=&quot;ol in o.production_id.order_lines_ids&quot;&gt;">starts for loop item objects</text:text-input></text:p>
            <text:p text:style-name="P26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1"><text:text-input text:description="&lt;for each=&quot;ol in o.production_id.package_ids&quot;&gt;">starts for loop item objects</text:text-input></text:p>
            <text:p text:style-name="P27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7"/>
      <text:p text:style-name="P36">Legenda: Q.C.P. = Quality Control Passed</text:p>
      <text:p text:style-name="P52"><text:placeholder text:placeholder-type="text">&lt;/if&gt;</text:placeholder></text:p>
      <text:p text:style-name="P28"><text:placeholder text:placeholder-type="text">&lt;if test="len(objects)&gt;1 and o.id!=objects[-1].id"&gt;</text:placeholder></text:p>
      <text:p text:style-name="P54"/>
      <text:p text:style-name="P38"><text:placeholder text:placeholder-type="text">&lt;/if&gt;</text:placeholder></text:p>
      <text:p text:style-name="P3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4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28:32.007044890</dc:date>
    <meta:editing-duration>P1DT19H4M43S</meta:editing-duration>
    <meta:editing-cycles>337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105" meta:word-count="327" meta:character-count="4493" meta:non-whitespace-character-count="4262"/>
    <meta:user-defined meta:name="Info 1"/>
    <meta:user-defined meta:name="Info 2"/>
    <meta:user-defined meta:name="Info 3"/>
    <meta:user-defined meta:name="Info 4"/>
  </office:meta>
</office:document-meta>
</file>